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1.4665in"/>
    </style:style>
    <style:style style:name="co3" style:family="table-column">
      <style:table-column-properties fo:break-before="auto" style:column-width="1.1972in"/>
    </style:style>
    <style:style style:name="co4" style:family="table-column">
      <style:table-column-properties fo:break-before="auto" style:column-width="1.786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aset:</text:p>
          </table:table-cell>
          <table:table-cell office:value-type="string">
            <text:p>occlusion_test_label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luster #</text:p>
          </table:table-cell>
          <table:table-cell office:value-type="string">
            <text:p>Name</text:p>
          </table:table-cell>
          <table:table-cell office:value-type="string">
            <text:p>Furnitur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can_1_cluster_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an_1_cluster_0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an_1_cluster_002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an_1_cluster_003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an_1_cluster_00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an_1_cluster_00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an_1_cluster_00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an_1_cluster_00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an_2_cluster_008</text:p>
          </table:table-cell>
          <table:table-cell/>
          <table:table-cell office:value-type="string">
            <text:p>mat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an_2_cluster_00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an_2_cluster_010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an_2_cluster_0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an_2_cluster_0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an_2_cluster_0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an_2_cluster_0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an_3_cluster_0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an_3_cluster_01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an_3_cluster_017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an_3_cluster_01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an_3_cluster_0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an_3_cluster_0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an_3_cluster_0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an_4_cluster_0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an_4_cluster_0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an_4_cluster_024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can_4_cluster_025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can_4_cluster_0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can_4_cluster_0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can_4_cluster_02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can_4_cluster_02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can_5_cluster_0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can_5_cluster_0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can_5_cluster_032</text:p>
          </table:table-cell>
          <table:table-cell office:value-type="string">
            <text:p>table+chair</text:p>
          </table:table-cell>
          <table:table-cell office:value-type="string">
            <text:p>classified as chair, missed tabl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can_5_cluster_03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can_5_cluster_03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can_5_cluster_0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can_5_cluster_03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can_5_cluster_0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can_6_cluster_03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can_6_cluster_03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can_6_cluster_040</text:p>
          </table:table-cell>
          <table:table-cell office:value-type="string">
            <text:p>table+chair</text:p>
          </table:table-cell>
          <table:table-cell office:value-type="string">
            <text:p>classified as table, missed chai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can_6_cluster_04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can_6_cluster_04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can_6_cluster_04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can_6_cluster_0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can_7_cluster_0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can_7_cluster_04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can_7_cluster_0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can_7_cluster_048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can_7_cluster_049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can_7_cluster_0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can_7_cluster_0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can_7_cluster_05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can_7_cluster_05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can_7_cluster_05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can_8_cluster_05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can_8_cluster_05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can_8_cluster_057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can_8_cluster_0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can_8_cluster_059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can_8_cluster_06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can_8_cluster_06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can_8_cluster_06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can_9_cluster_06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can_9_cluster_06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can_9_cluster_065</text:p>
          </table:table-cell>
          <table:table-cell office:value-type="string">
            <text:p>chair</text:p>
          </table:table-cell>
          <table:table-cell office:value-type="string">
            <text:p>chair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can_9_cluster_066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can_9_cluster_067</text:p>
          </table:table-cell>
          <table:table-cell/>
          <table:table-cell office:value-type="string">
            <text:p>no vfh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can_9_cluster_06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can_9_cluster_069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can_9_cluster_07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can_9_cluster_0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can_9_cluster_07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can_10_cluster_07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can_10_cluster_07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can_10_cluster_075</text:p>
          </table:table-cell>
          <table:table-cell office:value-type="string">
            <text:p>chair</text:p>
          </table:table-cell>
          <table:table-cell office:value-type="string">
            <text:p>chair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can_10_cluster_076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can_10_cluster_07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can_10_cluster_078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can_10_cluster_07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can_10_cluster_08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can_10_cluster_081</text:p>
          </table:table-cell>
          <table:table-cell/>
          <table:table-cell office:value-type="string">
            <text:p>no vfh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can_10_cluster_08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can_11_cluster_08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can_11_cluster_08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can_11_cluster_085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can_11_cluster_086</text:p>
          </table:table-cell>
          <table:table-cell office:value-type="string">
            <text:p>chair</text:p>
          </table:table-cell>
          <table:table-cell office:value-type="string">
            <text:p>chair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can_11_cluster_087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can_11_cluster_08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can_11_cluster_089</text:p>
          </table:table-cell>
          <table:table-cell office:value-type="string">
            <text:p>chair</text:p>
          </table:table-cell>
          <table:table-cell office:value-type="string">
            <text:p>no vfh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can_11_cluster_09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can_11_cluster_09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can_11_cluster_09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can_11_cluster_09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can_12_cluster_09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can_12_cluster_09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can_12_cluster_096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can_12_cluster_097</text:p>
          </table:table-cell>
          <table:table-cell office:value-type="string">
            <text:p>chair</text:p>
          </table:table-cell>
          <table:table-cell office:value-type="string">
            <text:p>chair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can_12_cluster_098</text:p>
          </table:table-cell>
          <table:table-cell office:value-type="string">
            <text:p>table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can_12_cluster_099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can_12_cluster_1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can_12_cluster_10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can_12_cluster_10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can_12_cluster_10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can_13_cluster_10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can_13_cluster_10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can_13_cluster_106</text:p>
          </table:table-cell>
          <table:table-cell office:value-type="string">
            <text:p>table+chair+chair</text:p>
          </table:table-cell>
          <table:table-cell office:value-type="string">
            <text:p>classified as table, missed 2 chairs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can_13_cluster_107</text:p>
          </table:table-cell>
          <table:table-cell office:value-type="string">
            <text:p>chair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can_13_cluster_10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can_13_cluster_10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can_13_cluster_11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can_13_cluster_11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3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vihn </meta:initial-creator>
    <meta:creation-date>2011-03-05T15:20:57</meta:creation-date>
    <dc:date>2011-03-09T23:42:55</dc:date>
    <dc:creator>Matthew Dutton</dc:creator>
    <meta:editing-duration>PT03H29M23S</meta:editing-duration>
    <meta:editing-cycles>8</meta:editing-cycles>
    <meta:generator>OpenOffice.org/3.2$Unix OpenOffice.org_project/320m19$Build-9505</meta:generator>
    <meta:document-statistic meta:table-count="1" meta:cell-count="269" meta:object-count="0"/>
  </office:meta>
</office:document-meta>
</file>